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oolFilter.SpoolFilter( String state , String header , String headerValue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oolFilter.do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doFilter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doFilt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SpoolFilter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getHeaderValueRegexCompiled( String h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oolFilter.SpoolFilter( String state , Map header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oolFilter.getHeaderValueRegex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Filter.SpoolFilter( String header , String headerValue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